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2.2 V 0.2.1 09.sep.2023<text:tab/>1</text:p>
          <text:p text:style-name="P2">V 0.2.0 06.sep.2023<text:tab/>1</text:p>
          <text:p text:style-name="P1">Intro<text:tab/>1</text:p>
          <text:p text:style-name="P2">Goal<text:tab/>1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2</text:p>
          <text:p text:style-name="P2">Add Software<text:tab/>2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1">Outside Router Setup<text:tab/>4</text:p>
          <text:p text:style-name="P1">Setup differences per device<text:tab/>4</text:p>
          <text:p text:style-name="P1">Ongoing<text:tab/>5</text:p>
          <text:p text:style-name="P2">Questions<text:tab/>5</text:p>
          <text:p text:style-name="P2">Options<text:tab/>5</text:p>
          <text:p text:style-name="P2">Xthink<text:tab/>5</text:p>
          <text:p text:style-name="P3">Subnet split<text:tab/>5</text:p>
          <text:p text:style-name="P1">Links<text:tab/>6</text:p>
          <text:p text:style-name="P2">main<text:tab/>6</text:p>
          <text:p text:style-name="P2">full config generator<text:tab/>6</text:p>
          <text:p text:style-name="P2">qrcode generation from config file<text:tab/>6</text:p>
          <text:p text:style-name="P2">other<text:tab/>6</text:p>
          <text:p text:style-name="P2">very other<text:tab/>6</text:p>
        </text:index-body>
      </text:table-of-content>
      <text:h text:style-name="Heading_20_1" text:outline-level="1">History</text:h>
      <text:h text:style-name="Heading_20_2" text:outline-level="2"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<text:soft-page-break/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<text:soft-page-break/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<text:soft-page-break/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2 to 1 for router dns; necessary ????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</text:p>
      <text:h text:style-name="Heading_20_1" text:outline-level="1">Outside Router Setup</text:h>
      <text:p text:style-name="Text_20_body">Wireguard Port forwarding (Weiterleitung)</text:p>
      <text:p text:style-name="Text_20_body"/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soft-page-break/>Ongoing</text:h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p text:style-name="Text_20_body"/>
      <text:h text:style-name="Heading_20_2" text:outline-level="2">Xthink</text:h>
      <text:h text:style-name="Heading_20_3" text:outline-level="3">Subnet split</text:h>
      <text:p text:style-name="Text_20_body">0-15 Internal Fix</text:p>
      <text:p text:style-name="Text_20_body">16-63 xternal fix</text:p>
      <text:p text:style-name="Text_20_body">64-127 dhcp</text:p>
      <text:p text:style-name="Text_20_body">128-191 VPN Tunnel ends</text:p>
      <text:p text:style-name="Text_20_body">192-254 options</text:p>
      <text:p text:style-name="Text_20_body"/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p text:style-name="Text_20_body"/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/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09T20:56:45.57">Sep 9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09T20:56:45.56</dc:date>
    <meta:editing-duration>PT3H14M45S</meta:editing-duration>
    <meta:editing-cycles>62</meta:editing-cycles>
    <meta:generator>OpenOffice/4.1.14$Win32 OpenOffice.org_project/4114m1$Build-9811</meta:generator>
    <meta:document-statistic meta:table-count="1" meta:image-count="0" meta:object-count="0" meta:page-count="6" meta:paragraph-count="148" meta:word-count="566" meta:character-count="4661"/>
  </office:meta>
</office:document-meta>
</file>